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math xmlns="http://www.w3.org/1998/Math/MathML" display="block">
  <semantics>
    <mtable>
      <mtr>
        <mtd>
          <mtext>The definition of the problem is:</mtext>
        </mtd>
      </mtr>
      <mtr>
        <mtd>
          <mrow>
            <mrow>
              <mrow>
                <mo fence="true" form="prefix" stretchy="true">⟦</mo>
                <mrow>
                  <mtable>
                    <mtr>
                      <mtd>
                        <mi>i</mi>
                      </mtd>
                      <mtd>
                        <mi>j</mi>
                      </mtd>
                      <mtd>
                        <mi>k</mi>
                      </mtd>
                    </mtr>
                  </mtable>
                </mrow>
                <mo fence="true" form="postfix" stretchy="true">⟧</mo>
              </mrow>
              <mo stretchy="false">=</mo>
              <mrow>
                <mo fence="true" form="prefix" stretchy="true">[</mo>
                <mrow>
                  <mtable>
                    <mtr>
                      <mtd>
                        <mn>1</mn>
                      </mtd>
                      <mtd>
                        <mi>z</mi>
                      </mtd>
                      <mtd>
                        <msup>
                          <mi>z</mi>
                          <mn>2</mn>
                        </msup>
                      </mtd>
                      <mtd>
                        <msup>
                          <mi>z</mi>
                          <mn>3</mn>
                        </msup>
                      </mtd>
                    </mtr>
                  </mtable>
                </mrow>
                <mo fence="true" form="postfix" stretchy="true">]</mo>
              </mrow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  <mtd>
                      <mn>3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row>
                        <mo stretchy="false">−</mo>
                        <mn>6</mn>
                      </mrow>
                    </mtd>
                    <mtd>
                      <mn>3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row>
                        <mo stretchy="false">−</mo>
                        <mn>3</mn>
                      </mrow>
                    </mtd>
                    <mtd>
                      <mn>1</mn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i>A</mi>
                    </mtd>
                  </mtr>
                  <mtr>
                    <mtd>
                      <mi>B</mi>
                    </mtd>
                  </mtr>
                  <mtr>
                    <mtd>
                      <mi>C</mi>
                    </mtd>
                  </mtr>
                  <mtr>
                    <mtd>
                      <mi>D</mi>
                    </mtd>
                  </mtr>
                </mtable>
              </mrow>
              <mo fence="true" form="postfix" stretchy="true">⟧</mo>
            </mrow>
          </mrow>
        </mtd>
      </mtr>
      <mtr>
        <mtd>
          <mrow>
            <mrow>
              <mrow>
                <mo fence="true" form="prefix" stretchy="true">⟦</mo>
                <mrow>
                  <mtable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  <mtr>
                      <mtd>
                        <mi>C</mi>
                      </mtd>
                    </mtr>
                    <mtr>
                      <mtd>
                        <mi>D</mi>
                      </mtd>
                    </mtr>
                  </mtable>
                </mrow>
                <mo fence="true" form="postfix" stretchy="true">⟧</mo>
              </mrow>
              <mo stretchy="false">=</mo>
              <mrow>
                <mo fence="true" form="prefix" stretchy="true">⟦</mo>
                <mrow>
                  <mtable>
                    <mtr>
                      <mtd>
                        <mrow>
                          <mi>O</mi>
                          <mn>.</mn>
                          <mrow>
                            <mi>a</mi>
                            <mo stretchy="false">+</mo>
                            <mi>X</mi>
                          </mrow>
                          <mn>.</mn>
                          <mrow>
                            <mrow>
                              <mi>a</mi>
                              <mo stretchy="false">∗</mo>
                              <mi>x</mi>
                            </mrow>
                            <mo stretchy="false">+</mo>
                            <mi>Y</mi>
                          </mrow>
                          <mn>.</mn>
                          <mrow>
                            <mi>a</mi>
                            <mo stretchy="false">∗</mo>
                            <mi>y</mi>
                          </mrow>
                        </mrow>
                      </mtd>
                    </mtr>
                    <mtr>
                      <mtd>
                        <mrow>
                          <mi>O</mi>
                          <mn>.</mn>
                          <mrow>
                            <mi>b</mi>
                            <mo stretchy="false">+</mo>
                            <mi>X</mi>
                          </mrow>
                          <mn>.</mn>
                          <mrow>
                            <mrow>
                              <mi>b</mi>
                              <mo stretchy="false">∗</mo>
                              <mi>x</mi>
                            </mrow>
                            <mo stretchy="false">+</mo>
                            <mi>Y</mi>
                          </mrow>
                          <mn>.</mn>
                          <mrow>
                            <mi>b</mi>
                            <mo stretchy="false">∗</mo>
                            <mi>y</mi>
                          </mrow>
                        </mrow>
                      </mtd>
                    </mtr>
                    <mtr>
                      <mtd>
                        <mrow>
                          <mi>O</mi>
                          <mn>.</mn>
                          <mrow>
                            <mi>c</mi>
                            <mo stretchy="false">+</mo>
                            <mi>X</mi>
                          </mrow>
                          <mn>.</mn>
                          <mrow>
                            <mrow>
                              <mi>c</mi>
                              <mo stretchy="false">∗</mo>
                              <mi>x</mi>
                            </mrow>
                            <mo stretchy="false">+</mo>
                            <mi>Y</mi>
                          </mrow>
                          <mn>.</mn>
                          <mrow>
                            <mi>c</mi>
                            <mo stretchy="false">∗</mo>
                            <mi>y</mi>
                          </mrow>
                        </mrow>
                      </mtd>
                    </mtr>
                    <mtr>
                      <mtd>
                        <mrow>
                          <mi>O</mi>
                          <mn>.</mn>
                          <mrow>
                            <mi>d</mi>
                            <mo stretchy="false">+</mo>
                            <mi>X</mi>
                          </mrow>
                          <mn>.</mn>
                          <mrow>
                            <mrow>
                              <mi>d</mi>
                              <mo stretchy="false">∗</mo>
                              <mi>x</mi>
                            </mrow>
                            <mo stretchy="false">+</mo>
                            <mi>Y</mi>
                          </mrow>
                          <mn>.</mn>
                          <mrow>
                            <mi>d</mi>
                            <mo stretchy="false">∗</mo>
                            <mi>y</mi>
                          </mrow>
                        </mrow>
                      </mtd>
                    </mtr>
                  </mtable>
                </mrow>
                <mo fence="true" form="postfix" stretchy="true">⟧</mo>
              </mrow>
              <mo stretchy="false">=</mo>
              <mrow>
                <mo fence="true" form="prefix" stretchy="true">⟦</mo>
                <mrow>
                  <mtable>
                    <mtr>
                      <mtd>
                        <mn>1</mn>
                      </mtd>
                      <mtd>
                        <mi>x</mi>
                      </mtd>
                      <mtd>
                        <mi>y</mi>
                      </mtd>
                    </mtr>
                  </mtable>
                </mrow>
                <mo fence="true" form="postfix" stretchy="true">⟧</mo>
              </mrow>
            </mrow>
            <mrow>
              <mo fence="true" form="prefix" stretchy="true">⟦</mo>
              <mrow>
                <mtable>
                  <mtr>
                    <mtd>
                      <mi>O</mi>
                    </mtd>
                    <mtd>
                      <mi>X</mi>
                    </mtd>
                    <mtd>
                      <mi>Y</mi>
                    </mtd>
                  </mtr>
                </mtable>
              </mrow>
              <mo fence="true" form="postfix" stretchy="true">⟧</mo>
            </mrow>
          </mrow>
        </mtd>
      </mtr>
      <mtr>
        <mtd>
          <mrow>
            <mrow>
              <mrow>
                <mo fence="true" form="prefix" stretchy="true">⟦</mo>
                <mrow>
                  <mtable>
                    <mtr>
                      <mtd>
                        <mi>i</mi>
                      </mtd>
                      <mtd>
                        <mi>j</mi>
                      </mtd>
                      <mtd>
                        <mi>k</mi>
                      </mtd>
                    </mtr>
                  </mtable>
                </mrow>
                <mo fence="true" form="postfix" stretchy="true">⟧</mo>
              </mrow>
              <mo stretchy="false">=</mo>
              <mrow>
                <mo fence="true" form="prefix" stretchy="true">[</mo>
                <mrow>
                  <mtable>
                    <mtr>
                      <mtd>
                        <mn>1</mn>
                      </mtd>
                      <mtd>
                        <mi>z</mi>
                      </mtd>
                      <mtd>
                        <msup>
                          <mi>z</mi>
                          <mn>2</mn>
                        </msup>
                      </mtd>
                      <mtd>
                        <msup>
                          <mi>z</mi>
                          <mn>3</mn>
                        </msup>
                      </mtd>
                    </mtr>
                  </mtable>
                </mrow>
                <mo fence="true" form="postfix" stretchy="true">]</mo>
              </mrow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  <mtd>
                      <mn>3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row>
                        <mo stretchy="false">−</mo>
                        <mn>6</mn>
                      </mrow>
                    </mtd>
                    <mtd>
                      <mn>3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row>
                        <mo stretchy="false">−</mo>
                        <mn>3</mn>
                      </mrow>
                    </mtd>
                    <mtd>
                      <mn>1</mn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  <mtd>
                      <mi>x</mi>
                    </mtd>
                    <mtd>
                      <mi>y</mi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i>O</mi>
                    </mtd>
                  </mtr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</mtable>
              </mrow>
              <mo fence="true" form="postfix" stretchy="true">⟧</mo>
            </mrow>
          </mrow>
        </mtd>
      </mtr>
      <mtr>
        <mtd>
          <mrow>
            <mrow>
              <mrow>
                <mo fence="true" form="prefix" stretchy="true">⟦</mo>
                <mrow>
                  <mtable>
                    <mtr>
                      <mtd>
                        <mi>i</mi>
                      </mtd>
                      <mtd>
                        <mi>j</mi>
                      </mtd>
                      <mtd>
                        <mi>k</mi>
                      </mtd>
                    </mtr>
                  </mtable>
                </mrow>
                <mo fence="true" form="postfix" stretchy="true">⟧</mo>
              </mrow>
              <mo stretchy="false">=</mo>
              <mrow>
                <mo fence="true" form="prefix" stretchy="true">[</mo>
                <mrow>
                  <mtable>
                    <mtr>
                      <mtd>
                        <mn>1</mn>
                      </mtd>
                      <mtd>
                        <mi>z</mi>
                      </mtd>
                      <mtd>
                        <msup>
                          <mi>z</mi>
                          <mn>2</mn>
                        </msup>
                      </mtd>
                      <mtd>
                        <msup>
                          <mi>z</mi>
                          <mn>3</mn>
                        </msup>
                      </mtd>
                    </mtr>
                  </mtable>
                </mrow>
                <mo fence="true" form="postfix" stretchy="true">]</mo>
              </mrow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  <mtd>
                      <mn>3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row>
                        <mo stretchy="false">−</mo>
                        <mn>6</mn>
                      </mrow>
                    </mtd>
                    <mtd>
                      <mn>3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row>
                        <mo stretchy="false">−</mo>
                        <mn>3</mn>
                      </mrow>
                    </mtd>
                    <mtd>
                      <mn>1</mn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  <mtd>
                      <mi>x</mi>
                    </mtd>
                    <mtd>
                      <mi>y</mi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row>
                        <mi>O</mi>
                        <mn>.</mn>
                        <mi>a</mi>
                      </mrow>
                    </mtd>
                    <mtd>
                      <mrow>
                        <mi>O</mi>
                        <mn>.</mn>
                        <mi>b</mi>
                      </mrow>
                    </mtd>
                    <mtd>
                      <mrow>
                        <mi>O</mi>
                        <mn>.</mn>
                        <mi>c</mi>
                      </mrow>
                    </mtd>
                    <mtd>
                      <mrow>
                        <mi>O</mi>
                        <mn>.</mn>
                        <mi>d</mi>
                      </mrow>
                    </mtd>
                  </mtr>
                  <mtr>
                    <mtd>
                      <mrow>
                        <mi>X</mi>
                        <mn>.</mn>
                        <mi>a</mi>
                      </mrow>
                    </mtd>
                    <mtd>
                      <mrow>
                        <mi>X</mi>
                        <mn>.</mn>
                        <mi>b</mi>
                      </mrow>
                    </mtd>
                    <mtd>
                      <mrow>
                        <mi>X</mi>
                        <mn>.</mn>
                        <mi>c</mi>
                      </mrow>
                    </mtd>
                    <mtd>
                      <mrow>
                        <mi>X</mi>
                        <mn>.</mn>
                        <mi>d</mi>
                      </mrow>
                    </mtd>
                  </mtr>
                  <mtr>
                    <mtd>
                      <mrow>
                        <mi>Y</mi>
                        <mn>.</mn>
                        <mi>a</mi>
                      </mrow>
                    </mtd>
                    <mtd>
                      <mrow>
                        <mi>Y</mi>
                        <mn>.</mn>
                        <mi>b</mi>
                      </mrow>
                    </mtd>
                    <mtd>
                      <mrow>
                        <mi>Y</mi>
                        <mn>.</mn>
                        <mi>c</mi>
                      </mrow>
                    </mtd>
                    <mtd>
                      <mrow>
                        <mi>Y</mi>
                        <mn>.</mn>
                        <mi>d</mi>
                      </mrow>
                    </mtd>
                  </mtr>
                </mtable>
              </mrow>
              <mo fence="true" form="postfix" stretchy="true">⟧</mo>
            </mrow>
          </mrow>
        </mtd>
      </mtr>
      <mtr>
        <mtd>
          <mrow>
            <mrow>
              <mrow>
                <mo fence="true" form="prefix" stretchy="true">⟦</mo>
                <mrow>
                  <mtable>
                    <mtr>
                      <mtd>
                        <mi>i</mi>
                      </mtd>
                      <mtd>
                        <mi>j</mi>
                      </mtd>
                      <mtd>
                        <mi>k</mi>
                      </mtd>
                    </mtr>
                  </mtable>
                </mrow>
                <mo fence="true" form="postfix" stretchy="true">⟧</mo>
              </mrow>
              <mo stretchy="false">=</mo>
              <mrow>
                <mo fence="true" form="prefix" stretchy="true">[</mo>
                <mrow>
                  <mtable>
                    <mtr>
                      <mtd>
                        <mn>1</mn>
                      </mtd>
                      <mtd>
                        <mi>z</mi>
                      </mtd>
                      <mtd>
                        <msup>
                          <mi>z</mi>
                          <mn>2</mn>
                        </msup>
                      </mtd>
                      <mtd>
                        <msup>
                          <mi>z</mi>
                          <mn>3</mn>
                        </msup>
                      </mtd>
                    </mtr>
                  </mtable>
                </mrow>
                <mo fence="true" form="postfix" stretchy="true">]</mo>
              </mrow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  <mtd>
                      <mn>3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row>
                        <mo stretchy="false">−</mo>
                        <mn>6</mn>
                      </mrow>
                    </mtd>
                    <mtd>
                      <mn>3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row>
                        <mo stretchy="false">−</mo>
                        <mn>3</mn>
                      </mrow>
                    </mtd>
                    <mtd>
                      <mn>1</mn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row>
                        <mi>O</mi>
                        <mn>.</mn>
                        <mi>a</mi>
                      </mrow>
                    </mtd>
                    <mtd>
                      <mrow>
                        <mi>X</mi>
                        <mn>.</mn>
                        <mi>a</mi>
                      </mrow>
                    </mtd>
                    <mtd>
                      <mrow>
                        <mi>Y</mi>
                        <mn>.</mn>
                        <mi>a</mi>
                      </mrow>
                    </mtd>
                  </mtr>
                  <mtr>
                    <mtd>
                      <mrow>
                        <mi>O</mi>
                        <mn>.</mn>
                        <mi>b</mi>
                      </mrow>
                    </mtd>
                    <mtd>
                      <mrow>
                        <mi>X</mi>
                        <mn>.</mn>
                        <mi>b</mi>
                      </mrow>
                    </mtd>
                    <mtd>
                      <mrow>
                        <mi>Y</mi>
                        <mn>.</mn>
                        <mi>b</mi>
                      </mrow>
                    </mtd>
                  </mtr>
                  <mtr>
                    <mtd>
                      <mrow>
                        <mi>O</mi>
                        <mn>.</mn>
                        <mi>c</mi>
                      </mrow>
                    </mtd>
                    <mtd>
                      <mrow>
                        <mi>X</mi>
                        <mn>.</mn>
                        <mi>c</mi>
                      </mrow>
                    </mtd>
                    <mtd>
                      <mrow>
                        <mi>Y</mi>
                        <mn>.</mn>
                        <mi>c</mi>
                      </mrow>
                    </mtd>
                  </mtr>
                  <mtr>
                    <mtd>
                      <mrow>
                        <mi>O</mi>
                        <mn>.</mn>
                        <mi>d</mi>
                      </mrow>
                    </mtd>
                    <mtd>
                      <mrow>
                        <mi>X</mi>
                        <mn>.</mn>
                        <mi>d</mi>
                      </mrow>
                    </mtd>
                    <mtd>
                      <mrow>
                        <mi>Y</mi>
                        <mn>.</mn>
                        <mi>d</mi>
                      </mrow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</mtr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</mtable>
              </mrow>
              <mo fence="true" form="postfix" stretchy="true">⟧</mo>
            </mrow>
          </mrow>
        </mtd>
      </mtr>
      <mtr>
        <mtd>
          <mrow/>
        </mtd>
      </mtr>
      <mtr>
        <mtd>
          <mtext>Converting matrices to variables, we get:</mtext>
        </mtd>
      </mtr>
      <mtr>
        <mtd>
          <mrow>
            <mrow>
              <mi mathvariant="italic">InPosition</mi>
              <mo stretchy="false">=</mo>
              <mrow>
                <mo fence="true" form="prefix" stretchy="true">⟦</mo>
                <mrow>
                  <mtable>
                    <mtr>
                      <mtd>
                        <mi>i</mi>
                      </mtd>
                      <mtd>
                        <mi>j</mi>
                      </mtd>
                      <mtd>
                        <mi>k</mi>
                      </mtd>
                    </mtr>
                  </mtable>
                </mrow>
                <mo fence="true" form="postfix" stretchy="true">⟧</mo>
              </mrow>
            </mrow>
            <mtext>3D vector</mtext>
          </mrow>
        </mtd>
      </mtr>
      <mtr>
        <mtd>
          <mrow>
            <mrow>
              <mi mathvariant="italic">ZExponents</mi>
              <mo stretchy="false">=</mo>
              <mrow>
                <mo fence="true" form="prefix" stretchy="true">⟦</mo>
                <mrow>
                  <mtable>
                    <mtr>
                      <mtd>
                        <mn>1</mn>
                      </mtd>
                      <mtd>
                        <mi>z</mi>
                      </mtd>
                      <mtd>
                        <msup>
                          <mi>z</mi>
                          <mn>2</mn>
                        </msup>
                      </mtd>
                      <mtd>
                        <msup>
                          <mi>z</mi>
                          <mn>3</mn>
                        </msup>
                      </mtd>
                    </mtr>
                  </mtable>
                </mrow>
                <mo fence="true" form="postfix" stretchy="true">⟧</mo>
              </mrow>
            </mrow>
            <mtext>4D vector</mtext>
          </mrow>
        </mtd>
      </mtr>
      <mtr>
        <mtd>
          <mrow>
            <mrow>
              <mi mathvariant="italic">Coefficients</mi>
              <mo stretchy="false">=</mo>
              <mrow>
                <mo fence="true" form="prefix" stretchy="true">⟦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n>3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3</mn>
                      </mtd>
                      <mtd>
                        <mrow>
                          <mo stretchy="false">−</mo>
                          <mn>6</mn>
                        </mrow>
                      </mtd>
                      <mtd>
                        <mn>3</mn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  <mtd>
                        <mn>3</mn>
                      </mtd>
                      <mtd>
                        <mrow>
                          <mo stretchy="false">−</mo>
                          <mn>3</mn>
                        </mrow>
                      </mtd>
                      <mtd>
                        <mn>1</mn>
                      </mtd>
                    </mtr>
                  </mtable>
                </mrow>
                <mo fence="true" form="postfix" stretchy="true">⟧</mo>
              </mrow>
            </mrow>
            <mtext>4 * 4 matrix</mtext>
          </mrow>
        </mtd>
      </mtr>
      <mtr>
        <mtd>
          <mrow>
            <mrow>
              <mi mathvariant="italic">Spline</mi>
              <mo stretchy="false">=</mo>
              <mrow>
                <mo fence="true" form="prefix" stretchy="true">⟦</mo>
                <mrow>
                  <mtable>
                    <mtr>
                      <mtd>
                        <mrow>
                          <mi>O</mi>
                          <mn>.</mn>
                          <mi>a</mi>
                        </mrow>
                      </mtd>
                      <mtd>
                        <mrow>
                          <mi>X</mi>
                          <mn>.</mn>
                          <mi>a</mi>
                        </mrow>
                      </mtd>
                      <mtd>
                        <mrow>
                          <mi>Y</mi>
                          <mn>.</mn>
                          <mi>a</mi>
                        </mrow>
                      </mtd>
                    </mtr>
                    <mtr>
                      <mtd>
                        <mrow>
                          <mi>O</mi>
                          <mn>.</mn>
                          <mi>b</mi>
                        </mrow>
                      </mtd>
                      <mtd>
                        <mrow>
                          <mi>X</mi>
                          <mn>.</mn>
                          <mi>b</mi>
                        </mrow>
                      </mtd>
                      <mtd>
                        <mrow>
                          <mi>Y</mi>
                          <mn>.</mn>
                          <mi>b</mi>
                        </mrow>
                      </mtd>
                    </mtr>
                    <mtr>
                      <mtd>
                        <mrow>
                          <mi>O</mi>
                          <mn>.</mn>
                          <mi>c</mi>
                        </mrow>
                      </mtd>
                      <mtd>
                        <mrow>
                          <mi>X</mi>
                          <mn>.</mn>
                          <mi>c</mi>
                        </mrow>
                      </mtd>
                      <mtd>
                        <mrow>
                          <mi>Y</mi>
                          <mn>.</mn>
                          <mi>c</mi>
                        </mrow>
                      </mtd>
                    </mtr>
                    <mtr>
                      <mtd>
                        <mrow>
                          <mi>O</mi>
                          <mn>.</mn>
                          <mi>d</mi>
                        </mrow>
                      </mtd>
                      <mtd>
                        <mrow>
                          <mi>X</mi>
                          <mn>.</mn>
                          <mi>d</mi>
                        </mrow>
                      </mtd>
                      <mtd>
                        <mrow>
                          <mi>Y</mi>
                          <mn>.</mn>
                          <mi>d</mi>
                        </mrow>
                      </mtd>
                    </mtr>
                  </mtable>
                </mrow>
                <mo fence="true" form="postfix" stretchy="true">⟧</mo>
              </mrow>
            </mrow>
            <mtext>4 * 3 matrix of 3D vectors</mtext>
          </mrow>
        </mtd>
      </mtr>
      <mtr>
        <mtd>
          <mrow>
            <mi mathvariant="italic">CrossSectionalMatrix</mi>
            <mo stretchy="false">=</mo>
            <mrow>
              <mo fence="true" form="prefix" stretchy="true">⟦</mo>
              <mrow>
                <mtable>
                  <mtr>
                    <mtd>
                      <mn>1</mn>
                    </mtd>
                  </mtr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</mtable>
              </mrow>
              <mo fence="true" form="postfix" stretchy="true">⟧</mo>
            </mrow>
          </mrow>
        </mtd>
      </mtr>
      <mtr>
        <mtd>
          <mrow/>
        </mtd>
      </mtr>
      <mtr>
        <mtd>
          <mtext>The simplified equation reads: </mtext>
        </mtd>
      </mtr>
      <mtr>
        <mtd>
          <mrow>
            <mi mathvariant="italic">InPosition</mi>
            <mo stretchy="false">=</mo>
            <mrow>
              <mi mathvariant="italic">ZExponents</mi>
              <mo stretchy="false">∗</mo>
              <mi mathvariant="italic">Coefficients</mi>
              <mo stretchy="false">∗</mo>
              <mi mathvariant="italic">Spline</mi>
              <mo stretchy="false">∗</mo>
              <mi mathvariant="italic">CrossSectionalMatrix</mi>
            </mrow>
          </mrow>
        </mtd>
      </mtr>
      <mtr>
        <mtd>
          <mrow/>
        </mtd>
      </mtr>
      <mtr>
        <mtd>
          <mtext>Since Coefficients and Spline matrices are constants, they can become a new variable:</mtext>
        </mtd>
      </mtr>
      <mtr>
        <mtd>
          <mrow>
            <mrow>
              <mi mathvariant="italic">SplineMat</mi>
              <mo stretchy="false">=</mo>
              <mrow>
                <mi mathvariant="italic">Coefficients</mi>
                <mo stretchy="false">∗</mo>
                <mi mathvariant="italic">Spline</mi>
              </mrow>
            </mrow>
            <mspace width="2em"/>
            <mtext>3*4 matrix of vectors</mtext>
          </mrow>
        </mtd>
      </mtr>
      <mtr>
        <mtd>
          <mrow>
            <mi mathvariant="italic">InPosition</mi>
            <mo stretchy="false">=</mo>
            <mrow>
              <mi mathvariant="italic">ZExponents</mi>
              <mo stretchy="false">∗</mo>
              <mi mathvariant="italic">SplineMat</mi>
              <mo stretchy="false">∗</mo>
              <mi mathvariant="italic">CrossSectionalMatrix</mi>
            </mrow>
          </mrow>
        </mtd>
      </mtr>
      <mtr>
        <mtd>
          <mrow/>
        </mtd>
      </mtr>
      <mtr>
        <mtd>
          <mtext>We don't want to get InPosition, so we have to move the variable matrices to one side:</mtext>
        </mtd>
      </mtr>
      <mtr>
        <mtd>
          <mrow>
            <mrow>
              <mrow>
                <mrow>
                  <mi mathvariant="italic">InPosition</mi>
                  <mo stretchy="false">=</mo>
                  <mrow>
                    <mi mathvariant="italic">ZExponents</mi>
                    <mo stretchy="false">∗</mo>
                    <mi mathvariant="italic">SplineMat</mi>
                    <mo stretchy="false">∗</mo>
                    <mi mathvariant="italic">CrossSectionalMatrix</mi>
                  </mrow>
                </mrow>
              </mrow>
              <mo fence="true" form="postfix" stretchy="true">|</mo>
            </mrow>
            <mrow>
              <mspace width="2em"/>
              <mo stretchy="false">∗</mo>
              <msup>
                <mi mathvariant="italic">SplineMat</mi>
                <mrow>
                  <mo stretchy="false">−</mo>
                  <mn>1</mn>
                </mrow>
              </msup>
            </mrow>
          </mrow>
        </mtd>
      </mtr>
      <mtr>
        <mtd>
          <mrow>
            <mrow>
              <mi mathvariant="italic">InPosition</mi>
              <mo stretchy="false">∗</mo>
              <msup>
                <mi mathvariant="italic">SplineMat</mi>
                <mrow>
                  <mo stretchy="false">−</mo>
                  <mn>1</mn>
                </mrow>
              </msup>
            </mrow>
            <mo stretchy="false">=</mo>
            <mrow>
              <mi mathvariant="italic">ZExponents</mi>
              <mo stretchy="false">∗</mo>
              <mi mathvariant="italic">CrossSectionalMatrix</mi>
            </mrow>
          </mrow>
        </mtd>
      </mtr>
      <mtr>
        <mtd>
          <mrow/>
        </mtd>
      </mtr>
      <mtr>
        <mtd>
          <mtext>Now the left side is a constant, let's set it to a new value and evaluate it</mtext>
        </mtd>
      </mtr>
    </mtable>
    <annotation encoding="StarMath 5.0">"The definition of the problem is:" newline
left ldbracket matrix{ i # j # k } right rdbracket = 
left[ matrix{1 # z # z^{2} # z^{3}} right]
left ldbracket matrix{1 # 0 # 0 # 0 ## -3 # 3 # 0 # 0 ## 3 # -6 # 3 # 0 ## -1 # 3 # -3 # 1 } right rdbracket
left ldbracket matrix{A ## B ## C ## D} right rdbracket

newline
left ldbracket matrix{A ## B ## C ## D} right rdbracket
=
left ldbracket matrix{
	O.a + X.a * x + Y.a * y ##
	O.b + X.b * x + Y.b * y ##
	O.c + X.c * x + Y.c * y ##
	O.d + X.d * x + Y.d * y
} right rdbracket =
left ldbracket matrix{1 # x # y} right rdbracket
left ldbracket matrix{O # X # Y} right rdbracket

newline
left ldbracket matrix{ i # j # k } right rdbracket = 
left[ matrix{1 # z # z^{2} # z^{3}} right]
left ldbracket matrix{1 # 0 # 0 # 0 ## -3 # 3 # 0 # 0 ## 3 # -6 # 3 # 0 ## -1 # 3 # -3 # 1 } right rdbracket
left ldbracket matrix{1 # x # y} right rdbracket
left ldbracket matrix{O ## X ## Y} right rdbracket

newline
left ldbracket matrix{ i # j # k } right rdbracket = 
left[ matrix{1 # z # z^{2} # z^{3}} right]
left ldbracket matrix{1 # 0 # 0 # 0 ## -3 # 3 # 0 # 0 ## 3 # -6 # 3 # 0 ## -1 # 3 # -3 # 1 } right rdbracket
left ldbracket matrix{1 # x # y} right rdbracket
left ldbracket matrix{
  O.a # O.b # O.c # O.d ##
  X.a # X.b # X.c # X.d ##
  Y.a # Y.b # Y.c # Y.d} right rdbracket 

newline
left ldbracket matrix{ i # j # k } right rdbracket = 
left[ matrix{1 # z # z^{2} # z^{3}} right]
left ldbracket matrix{1 # 0 # 0 # 0 ## -3 # 3 # 0 # 0 ## 3 # -6 # 3 # 0 ## -1 # 3 # -3 # 1 } right rdbracket
left ldbracket matrix{
  O.a # X.a # Y.a ##
  O.b # X.b # Y.b ##
  O.c # X.c # Y.c ##
  O.d # X.d # Y.d} right rdbracket
left ldbracket matrix{1 ## x ## y} right rdbracket

newline newline
"Converting matrices to variables, we get:" newline

InPosition = left ldbracket matrix{ i # j # k } right rdbracket "3D vector" newline
ZExponents = left ldbracket matrix{1 # z # z^{2} # z^{3}} right rdbracket "4D vector" newline
Coefficients = left ldbracket matrix{1 # 0 # 0 # 0 ## -3 # 3 # 0 # 0 ## 3 # -6 # 3 # 0 ## -1 # 3 # -3 # 1 } right rdbracket
"4 * 4 matrix" newline
Spline = left ldbracket matrix{
  O.a # X.a # Y.a ##
  O.b # X.b # Y.b ##
  O.c # X.c # Y.c ##
  O.d # X.d # Y.d} right rdbracket "4 * 3 matrix of 3D vectors" newline
CrossSectionalMatrix = left ldbracket matrix{1 ## x ## y} right rdbracket

newline newline
"The simplified equation reads: " newline
InPosition = ZExponents * Coefficients * Spline * CrossSectionalMatrix

newline newline
"Since Coefficients and Spline matrices are constants, they can become a new variable:" newline
SplineMat = Coefficients * Spline ~ "3*4 matrix of vectors" newline
InPosition = ZExponents * SplineMat * CrossSectionalMatrix

newline newline
"We don't want to get InPosition, so we have to move the variable matrices to one side:" newline
left none {InPosition = ZExponents * SplineMat * CrossSectionalMatrix} right rline ~ * SplineMat^{-1} newline
 InPosition * SplineMat ^ {-1} = ZExponents * CrossSectionalMatrix
 
newline newline
"Now the left side is a constant, let's set it to a new value and evaluate it"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14:55:03.786381200</meta:creation-date>
    <dc:date>2025-10-11T16:14:07.572795600</dc:date>
    <meta:editing-duration>PT43M25S</meta:editing-duration>
    <meta:editing-cycles>12</meta:editing-cycles>
    <meta:generator>LibreOffice/25.8.2.2$Windows_X86_64 LibreOffice_project/d401f2107ccab8f924a8e2df40f573aab7605b6f</meta:generator>
  </office:meta>
</office:document-meta>
</file>